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Title" style:master-page-name="MP0" style:family="paragraph">
      <style:paragraph-properties fo:break-before="page" fo:text-align="center" style:page-number="1"/>
      <style:text-properties fo:color="#980000" style:text-underline-type="single" style:text-underline-style="solid" style:text-underline-width="auto" style:text-underline-mode="continuous"/>
    </style:style>
    <style:style style:name="P2" style:parent-style-name="Normal" style:family="paragraph">
      <style:text-properties fo:font-size="10pt" style:font-size-asian="10pt" style:font-size-complex="10pt" fo:background-color="#FFFFFF"/>
    </style:style>
    <style:style style:name="P3" style:parent-style-name="Normal" style:family="paragraph">
      <style:text-properties fo:font-size="10pt" style:font-size-asian="10pt" style:font-size-complex="10pt" fo:background-color="#FFFFFF"/>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ize="10pt" style:font-size-asian="10pt" style:font-size-complex="10pt"/>
    </style:style>
    <style:style style:name="P10" style:parent-style-name="Normal" style:family="paragraph">
      <style:text-properties fo:font-size="10pt" style:font-size-asian="10pt" style:font-size-complex="10pt"/>
    </style:style>
    <style:style style:name="P11" style:parent-style-name="Normal" style:family="paragraph">
      <style:text-properties fo:font-size="10pt" style:font-size-asian="10pt" style:font-size-complex="10pt"/>
    </style:style>
    <style:style style:name="P12" style:parent-style-name="Normal" style:family="paragraph">
      <style:text-properties fo:font-size="10pt" style:font-size-asian="10pt" style:font-size-complex="10pt"/>
    </style:style>
    <style:style style:name="P13" style:parent-style-name="Normal" style:family="paragraph">
      <style:text-properties fo:font-size="10pt" style:font-size-asian="10pt" style:font-size-complex="10pt"/>
    </style:style>
    <style:style style:name="P14" style:parent-style-name="Normal" style:family="paragraph">
      <style:text-properties fo:font-size="10pt" style:font-size-asian="10pt" style:font-size-complex="10pt"/>
    </style:style>
    <style:style style:name="P15" style:parent-style-name="Normal" style:family="paragraph">
      <style:text-properties fo:font-size="10pt" style:font-size-asian="10pt" style:font-size-complex="10pt"/>
    </style:style>
    <style:style style:name="P16" style:parent-style-name="Normal" style:family="paragraph">
      <style:text-properties fo:font-size="10pt" style:font-size-asian="10pt" style:font-size-complex="10pt" fo:background-color="#FFFFFF"/>
    </style:style>
    <style:style style:name="P17" style:parent-style-name="Normal" style:family="paragraph">
      <style:text-properties fo:font-size="10pt" style:font-size-asian="10pt" style:font-size-complex="10pt" fo:background-color="#FFFFFF"/>
    </style:style>
    <style:style style:name="P18" style:parent-style-name="Normal" style:family="paragraph">
      <style:text-properties fo:font-size="10pt" style:font-size-asian="10pt" style:font-size-complex="10pt" fo:background-color="#FFFFFF"/>
    </style:style>
    <style:style style:name="P19" style:parent-style-name="Normal" style:family="paragraph">
      <style:text-properties fo:font-size="10pt" style:font-size-asian="10pt" style:font-size-complex="10pt" fo:background-color="#FFFFFF"/>
    </style:style>
    <style:style style:name="P20" style:parent-style-name="Normal" style:family="paragraph">
      <style:text-properties fo:font-size="10pt" style:font-size-asian="10pt" style:font-size-complex="10pt" fo:background-color="#FFFFFF"/>
    </style:style>
    <style:style style:name="P21" style:parent-style-name="Normal" style:family="paragraph">
      <style:text-properties fo:font-size="10pt" style:font-size-asian="10pt" style:font-size-complex="10pt" fo:background-color="#FFFFFF"/>
    </style:style>
    <style:style style:name="P22" style:parent-style-name="Normal" style:family="paragraph">
      <style:text-properties fo:font-size="10pt" style:font-size-asian="10pt" style:font-size-complex="10pt" fo:background-color="#FFFFFF"/>
    </style:style>
    <style:style style:name="P23" style:parent-style-name="Normal" style:family="paragraph">
      <style:text-properties fo:font-size="10pt" style:font-size-asian="10pt" style:font-size-complex="10pt" fo:background-color="#FFFFFF"/>
    </style:style>
    <style:style style:name="T24" style:parent-style-name="DefaultParagraphFont" style:family="text">
      <style:text-properties fo:font-size="10pt" style:font-size-asian="10pt" style:font-size-complex="10pt" fo:background-color="#FFFFFF"/>
    </style:style>
  </office:automatic-styles>
  <office:body>
    <office:text text:use-soft-page-breaks="true">
      <text:p text:style-name="P1"><text:bookmark-start text:name="_ywelligkltyu"/><text:bookmark-end text:name="_ywelligkltyu"/>Mission plan for Operation Voodoo Child</text:p>
      <text:p text:style-name="P2"/>
      <text:p text:style-name="P3">Situation:</text:p>
      <text:p text:style-name="Normal"><text:span text:style-name="T4">Eight weeks ago three Americans entered Angola at Luanda and met up with IDAP there and the next day they hopped on an IDAP helicopter to be flown into Matala; in the province of Huíla, Angola. These were members of an advance deployment JSOC ISR team that</text:span><text:span text:style-name="T5"><text:s/>were posing as members of demining operations being run by the<text:s/></text:span><text:a xlink:href="https://armedassault.fandom.com/wiki/IDAP" office:target-frame-name="_top" xlink:show="replace"><text:span text:style-name="T6">IDAP relief agency</text:span></text:a><text:span text:style-name="T7">. Their mission was to establish the forward communications and support portion</text:span><text:span text:style-name="T8"><text:s/>of the JSOC ISR ground team members that are now in-country searching for them. These support personnel were to run the drone flights for the ground team in order to provide overhead imagery, <text:s/>satellite communication links and medical support. The team's<text:s/></text:span><text:span text:style-name="T9">primary mission was to search the region for the new location of the Ansar Dine islamic terror group; while posing as demining experts working for IDAP.<text:s/></text:span></text:p>
      <text:p text:style-name="P10"/>
      <text:p text:style-name="P11">Approximately 35Km NW of the town of Caconda; the helicopter pilots reported an engine malfunction and they were changing course towards Chicuma to put down there for possible repairs or to wait for another IDAP helicopter to arrive to ferry the passengers and equipment on to Matala. About 5 minutes later they sent another report that they were taking heavy anti-aircraft gunfire from their right side. Less than a minute later all communication links with the helicopter were lost. Within minutes an all out rescue operation began with the Angolan armed forces. They located the helicopter the next morning and<text:s/>recovered the remains of what is believed to be 2 crew members. Those remains have not been able to be returned to IDAP at this time due to heavy fighting that has broken out in the region between a rebel faction and the Angolan government forces. The entire region from Caconda in the east to Chongoroi in the west is under military lockdown with multiple checkpoints along the roads and significant military presence in the towns and villages.</text:p>
      <text:p text:style-name="P12"/>
      <text:p text:style-name="P13">Ten days after the helicopter was lost; a package arrived at the<text:s/>IDAP site in Matala with an SD card and a note detailing the names of the surviving IDAP personnel. From that information we know that at least three members of the helicopter flight are being held as hostages for a significant ransom. The immediate full<text:s/>and unconditional recognition of a new independent islamic state within the borders of Angola. For Angola this is a non-starter; in 2013 Angola announced a “Ban on Islam”. Since then it is believed that Angola had taken a hard line stance against Islam and<text:s/>the Islamic community as a whole. This was deemed significant enough to warrant working with the Angolan government as they believe Islam is directly opposite to their state’s “Christian values”. At this time IDAP is attempting to work with both sides in<text:s/>this small conflict to help stabilize the region and bring about some overall security.</text:p>
      <text:p text:style-name="P14"/>
      <text:p text:style-name="P15">A little less than four weeks ago. At that time we received credible intelligence from an Angolan official that they had a possible location on where the kidnapped aid<text:s/>workers were being held. Since then we have tasked 24-hour drone ISR coverage over the region. As a result we have been able to see an increase in movements of armed non-Angolan military groups in the region. These movements have been erratic and appear to be making a general movement towards the Atlantic Coast. Time is now critical to move in and recover the kidnapped workers as there is now a Russian Navy presence in the area. It is not known why the Russian Navy has suddenly appeared on the scene inside<text:s/>of our Naval task force off the coast but they are screening our movements and matching course and speed as we make adjustments. Signals Intelligence (SIGINT) from the Russian fleet indicates that they have teams on the ground near the Atlantic coast. According to the Angolan government they had not requested assistance from the Russian government. It is the belief of the analysts at CIA/DIA that the Russians are planning to make a move to either kill or capture the ones responsible for the kidnapping. While this is a good outcome overall we can not let this happen since our people are the ones being held captive.</text:p>
      <text:p text:style-name="P16"/>
      <text:p text:style-name="P17">Mission Timeline:<text:s/></text:p>
      <text:list text:style-name="LFO1" text:continue-numbering="true">
        <text:list-item>
          <text:p text:style-name="P18">The ISR team is to attempt to locate the general area of the local forces holding the crew members without being discovered themselves.</text:p>
        </text:list-item>
        <text:list-item>
          <text:p text:style-name="P19">Upon location being determined or a close approximation; members of a JSOC team will HALO into the jungle at an LZ which is established but not secured by ISA members. The extraction team will have air cover provided by fighter bombers launched<text:s/>off the aircraft carrier for the entire mission..<text:s/></text:p>
        </text:list-item>
        <text:list-item>
          <text:p text:style-name="P20">Once on the ground the team will move via air dropped transport to a location near the hostages location. Once there they will move on foot to the location and they will prepare to enter the hostages location and eliminate the threats at the target, recover the hostages and a final aspect will be a SSE of the area.<text:s/></text:p>
        </text:list-item>
        <text:list-item>
          <text:p text:style-name="P21">Upon successful completion of this part of the mission the team will move back to the vehicles and move to a primary extraction location on the<text:s/>Atlantic coast of Angola. A secondary extraction point may be necessary and if so it will utilize any means necessary to remove the JSOC personnel and hostages from Angola.</text:p>
        </text:list-item>
        <text:list-item>
          <text:p text:style-name="P22">Mission will end with all members of the mission and hostages being recovered on the air carrier off the coast.<text:s/></text:p>
        </text:list-item>
      </text:list>
      <text:p text:style-name="P23"/>
      <text:p text:style-name="Normal"><text:span text:style-name="T24">Intelligence Package for Operation Voodoo Chil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
    <meta:creation-date>2023-05-06T21:47:00Z</meta:creation-date>
    <dc:date>2023-05-06T21:47:00Z</dc:date>
    <meta:template xlink:href="Normal.dotm" xlink:type="simple"/>
    <meta:editing-cycles>1</meta:editing-cycles>
    <meta:editing-duration>PT0S</meta:editing-duration>
    <meta:document-statistic meta:page-count="1" meta:paragraph-count="10" meta:word-count="816" meta:character-count="5463" meta:row-count="38" meta:non-whitespace-character-count="4657"/>
  </office:meta>
</office:document-meta>
</file>